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9500000339166FD665.png" manifest:media-type="image/png"/>
  <manifest:file-entry manifest:full-path="Pictures/100000000000043B000002768B2403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27.317cm" svg:height="18.844cm" draw:z-index="0"><draw:image xlink:href="Pictures/100000000000069500000339166FD665.png" xlink:type="simple" xlink:show="embed" xlink:actuate="onLoad" draw:mime-type="image/png"/></draw:frame></text:p>
      <text:p text:style-name="Standard"><draw:frame draw:style-name="fr2" draw:name="Figura2" text:anchor-type="char" svg:width="27.457cm" svg:height="18.942cm" draw:z-index="1"><draw:image xlink:href="Pictures/100000000000043B000002768B24038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13:00:56.985000000</meta:creation-date>
    <dc:date>2024-10-30T13:22:28.823000000</dc:date>
    <meta:editing-duration>PT21M32S</meta:editing-duration>
    <meta:editing-cycles>2</meta:editing-cycles>
    <meta:generator>LibreOffice/24.8.2.1$Windows_X86_64 LibreOffice_project/0f794b6e29741098670a3b95d60478a65d05ef13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